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2d4" officeooo:paragraph-rsid="000b32d4"/>
    </style:style>
    <style:style style:name="P2" style:family="paragraph" style:parent-style-name="Standard">
      <style:text-properties officeooo:rsid="000b32d4" officeooo:paragraph-rsid="000bb382"/>
    </style:style>
    <style:style style:name="P3" style:family="paragraph" style:parent-style-name="Standard">
      <style:text-properties officeooo:rsid="000bb382" officeooo:paragraph-rsid="000bb382"/>
    </style:style>
    <style:style style:name="P4" style:family="paragraph" style:parent-style-name="Text_20_body">
      <style:text-properties officeooo:rsid="000d68f5" officeooo:paragraph-rsid="000d68f5"/>
    </style:style>
    <style:style style:name="P5" style:family="paragraph" style:parent-style-name="Text_20_body">
      <style:text-properties officeooo:paragraph-rsid="000f0ced"/>
    </style:style>
    <style:style style:name="T1" style:family="text">
      <style:text-properties officeooo:rsid="000bb382"/>
    </style:style>
    <style:style style:name="T2" style:family="text">
      <style:text-properties officeooo:rsid="000d6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bout</text:h>
      <text:p text:style-name="P1"/>
      <text:p text:style-name="P1">This project integrates swagger with the Spring Web MVC framework. The complete swagger specification is available here and it's worth being familiar with the main concepts of the specification. </text:p>
      <text:p text:style-name="P1"/>
      <text:p text:style-name="P2">Typically a Spring Web MVC project will use this project in combination with the swagger-ui project to provide the user interface which visualises the an applications api endpoints. <text:span text:style-name="T1">The most common know use of this project has been Spring Web MVC applications using springs MappingJackson2HttpMessageConverter to produce JSON API endpoints. <text:s/></text:span></text:p>
      <text:p text:style-name="P1"/>
      <text:p text:style-name="P3">The following demo application contains a number of examples using both spring web mvc and spring-boot. </text:p>
      <text:p text:style-name="P3"/>
      <text:h text:style-name="Heading_20_1" text:outline-level="1">How It works</text:h>
      <text:p text:style-name="P3"/>
      <text:p text:style-name="P3">Swagger-springmvc bootstraps your spring application and scans the `RequestMappingHandlerMapping's` created by spring to generate the swagger documentation for your applications API's. Swagger-springmvc depends on the swagger-core library which is actively maintained by the creators of the swagger specification. <text:s/>Swagger-springmvc is written in Java and Swagger core is written in Scala <text:span text:style-name="T2">(swagger-springmvc is tested using groovy). </text:span>Swagger-core is effectively the base implementation of the Swagger specification, it defines all models and annotations as mentioned in the swagger specification. <text:span text:style-name="T2">Swagger-springmvc stores the generated swagger documentation, in memory, and serves it as JSON using a spring controller. <text:s/></text:span></text:p>
      <text:p text:style-name="P3"/>
      <text:h text:style-name="Heading_20_2" text:outline-level="2">Core Concepts </text:h>
      <text:p text:style-name="Text_20_body"/>
      <text:p text:style-name="P5"/>
      <text:p text:style-name="P4">Usage </text:p>
      <text:p text:style-name="P4"/>
      <text:p text:style-name="P4">Custom Configuration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00:04:02.608398562</meta:creation-date>
    <dc:date>2014-05-13T01:20:08.871331931</dc:date>
    <meta:editing-duration>PT1H8M14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9" meta:word-count="198" meta:character-count="1417" meta:non-whitespace-character-count="1219"/>
  </office:meta>
</office:document-meta>
</file>